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aTransactionAnnotationParser.parseTransactionAnnotation( jakarta . transaction . Transactional 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AnnotationParser.parseTransactionAnnotation( Annotated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taTransactionAnnotationParser.equals( @ Nullable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AnnotationParser.isCandidateClass(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AnnotationParser.parseTransactionAnnotation( AnnotationAttributes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taTransactionAnnotationPars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